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color="#9999cc" draw:textarea-horizontal-align="center" draw:textarea-vertical-align="top"/>
    </style:style>
    <style:style style:name="gr2" style:family="graphic" style:parent-style-name="standard">
      <style:graphic-properties draw:stroke="none" svg:stroke-color="#000000" draw:fill="none" draw:fill-color="#ffffff" draw:textarea-horizontal-align="left" draw:auto-grow-height="true" draw:auto-grow-width="true" fo:min-height="0.462cm" fo:min-width="0.905cm"/>
    </style:style>
    <style:style style:name="gr3" style:family="graphic" style:parent-style-name="standard">
      <style:graphic-properties draw:fill-color="#ccccff" draw:textarea-horizontal-align="center" draw:textarea-vertical-align="top"/>
    </style:style>
    <style:style style:name="gr4" style:family="graphic" style:parent-style-name="standard">
      <style:graphic-properties draw:fill-color="#ffcc99" draw:textarea-horizontal-align="center" draw:textarea-vertical-align="middle"/>
    </style:style>
    <style:style style:name="gr5" style:family="graphic" style:parent-style-name="standard">
      <style:graphic-properties draw:fill-color="#ccccff" draw:textarea-horizontal-align="center" draw:textarea-vertical-align="middle"/>
    </style:style>
    <style:style style:name="gr6" style:family="graphic" style:parent-style-name="standard">
      <style:graphic-properties draw:textarea-horizontal-align="justify" draw:textarea-vertical-align="middle" draw:auto-grow-height="false" fo:min-height="0cm" fo:min-width="0cm" fo:wrap-option="no-wrap"/>
    </style:style>
    <style:style style:name="gr7" style:family="graphic" style:parent-style-name="standard">
      <style:graphic-properties draw:marker-end="Arrow" draw:marker-end-width="0.3cm" draw:textarea-horizontal-align="center"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38cm" fo:min-width="1.579cm"/>
    </style:style>
    <style:style style:name="gr9" style:family="graphic" style:parent-style-name="standard">
      <style:graphic-properties draw:stroke="none" svg:stroke-color="#000000" draw:fill="none" draw:fill-color="#ffffff" draw:textarea-horizontal-align="left" draw:auto-grow-height="true" draw:auto-grow-width="true" fo:min-height="0.336cm" fo:min-width="1.578cm"/>
    </style:style>
    <style:style style:name="P1" style:family="paragraph">
      <style:paragraph-properties fo:text-align="center"/>
    </style:style>
    <style:style style:name="P2" style:family="paragraph">
      <style:paragraph-properties fo:text-align="center"/>
      <style:text-properties fo:font-family="Arial" style:font-family-generic="roman" style:font-pitch="variable" fo:font-size="10pt" fo:font-weight="bold" style:font-family-asian="Arial" style:font-family-generic-asian="roman" style:font-pitch-asian="variable" style:font-size-asian="10pt" style:font-weight-asian="bold" style:font-family-complex="Arial" style:font-family-generic-complex="roman" style:font-pitch-complex="variable" style:font-size-complex="5.69999980926514pt" style:font-weight-complex="bold"/>
    </style:style>
    <style:style style:name="P3" style:family="paragraph">
      <style:paragraph-properties fo:text-align="center"/>
      <style:text-properties fo:font-size="12pt" fo:font-weight="bold" style:font-size-asian="12pt" style:font-weight-asian="bold" style:font-size-complex="12pt" style:font-weight-complex="bold"/>
    </style:style>
    <style:style style:name="P4" style:family="paragraph">
      <style:text-properties fo:font-size="10pt"/>
    </style:style>
    <style:style style:name="P5" style:family="paragraph">
      <style:text-properties fo:font-family="Arial" style:font-family-generic="roman" style:font-pitch="variable" fo:font-size="10pt" style:font-family-asian="Arial" style:font-family-generic-asian="roman" style:font-pitch-asian="variable" style:font-size-asian="10pt" style:font-family-complex="Arial" style:font-family-generic-complex="roman" style:font-pitch-complex="variable" style:font-size-complex="5.69999980926514pt"/>
    </style:style>
    <style:style style:name="P6" style:family="paragraph">
      <style:paragraph-properties fo:text-align="center"/>
      <style:text-properties fo:font-size="10pt" fo:font-weight="bold" style:font-weight-asian="bold" style:font-weight-complex="bold"/>
    </style:style>
    <style:style style:name="P7" style:family="paragraph">
      <style:paragraph-properties fo:text-align="center"/>
      <style:text-properties fo:font-size="10pt"/>
    </style:style>
    <style:style style:name="T1" style:family="text">
      <style:text-properties fo:font-size="12pt" fo:font-weight="bold" style:font-size-asian="12pt" style:font-weight-asian="bold" style:font-size-complex="12pt" style:font-weight-complex="bold"/>
    </style:style>
    <style:style style:name="T2" style:family="text">
      <style:text-properties style:use-window-font-color="true" style:text-outline="false" style:text-line-through-style="none" fo:font-family="Arial" style:font-family-generic="roman" style:font-pitch="variable" fo:font-size="10pt" fo:font-style="normal" fo:text-shadow="none" style:text-underline-style="none" fo:font-weight="normal" style:letter-kerning="true" style:font-family-asian="Arial" style:font-family-generic-asian="roman" style:font-pitch-asian="variable" style:font-size-asian="10pt" style:font-style-asian="normal" style:font-weight-asian="normal" style:font-family-complex="Arial" style:font-family-generic-complex="roman" style:font-pitch-complex="variable" style:font-size-complex="10pt" style:font-style-complex="normal" style:font-weight-complex="normal" style:text-emphasize="none" style:font-relief="none" style:text-overline-style="none" style:text-overline-color="font-color"/>
    </style:style>
    <style:style style:name="T3" style:family="text">
      <style:text-properties fo:font-size="10pt"/>
    </style:style>
    <style:style style:name="T4" style:family="text">
      <style:text-properties fo:font-size="10pt" fo:font-weight="normal" style:font-size-asian="16pt" style:font-weight-asian="normal" style:font-size-complex="16pt" style:font-weight-complex="normal"/>
    </style:style>
    <style:style style:name="T5" style:family="text">
      <style:text-properties fo:font-family="Courier" style:font-family-generic="modern" style:font-pitch="fixed" fo:font-size="10pt" fo:font-weight="normal" style:font-size-asian="10pt" style:font-weight-asian="normal" style:font-size-complex="10pt" style:font-weight-complex="normal"/>
    </style:style>
    <style:style style:name="T6" style:family="text">
      <style:text-properties fo:font-size="10pt" fo:font-weight="normal" style:font-size-asian="14pt" style:font-weight-asian="normal" style:font-size-complex="14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3" xml:id="id1" draw:id="id1" draw:layer="layout" svg:width="10.718cm" svg:height="4.881cm" svg:x="7.736cm" svg:y="7.236cm" draw:corner-radius="0.317cm">
          <draw:glue-point draw:id="4" svg:x="5cm" svg:y="0.974cm"/>
          <draw:glue-point draw:id="5" svg:x="5cm" svg:y="2.186cm"/>
          <text:p text:style-name="P1"><text:span text:style-name="T1">forker.js</text:span></text:p>
          <text:p text:style-name="P2"><text:span text:style-name="T2">Proxies by “Host:” &amp; cfg.json</text:span></text:p>
        </draw:rect>
        <draw:frame draw:style-name="gr2" draw:text-style-name="P4" draw:layer="layout" svg:width="1.641cm" svg:height="0.712cm" svg:x="6.095cm" svg:y="9.825cm">
          <draw:text-box>
            <text:p><text:span text:style-name="T3">Port 80</text:span></text:p>
          </draw:text-box>
        </draw:frame>
        <draw:rect draw:style-name="gr3" draw:text-style-name="P6" draw:layer="layout" svg:width="9.975cm" svg:height="2.046cm" svg:x="8.136cm" svg:y="9.438cm" draw:corner-radius="0.317cm">
          <draw:glue-point draw:id="4" svg:x="-2.778cm" svg:y="-5cm"/>
          <draw:glue-point draw:id="5" svg:x="2.069cm" svg:y="-5cm"/>
          <text:p text:style-name="P1"><text:span text:style-name="T4"/></text:p>
          <text:p text:style-name="P5"><text:span text:style-name="T5">“</text:span><text:span text:style-name="T5">foo.com”:</text:span><text:span text:style-name="T5">{“host”:“localhost”</text:span><text:span text:style-name="T5">,port”:5555}</text:span></text:p>
          <text:p><text:span text:style-name="T5"/></text:p>
          <text:p text:style-name="P5"><text:span text:style-name="T5">“</text:span><text:span text:style-name="T5">default”:</text:span><text:span text:style-name="T5">{“host”:“localhost”</text:span><text:span text:style-name="T5">,port”:8080}</text:span></text:p>
        </draw:rect>
        <draw:rect draw:style-name="gr4" draw:text-style-name="P6" xml:id="id3" draw:id="id3" draw:layer="layout" svg:width="4.182cm" svg:height="2.21cm" svg:x="19.562cm" svg:y="12.25cm">
          <text:p text:style-name="P1"><text:span text:style-name="T1">Apache</text:span></text:p>
          <text:p text:style-name="P1"><text:span text:style-name="T6">(legacy php stuff)</text:span></text:p>
        </draw:rect>
        <draw:rect draw:style-name="gr5" draw:text-style-name="P6" xml:id="id2" draw:id="id2" draw:layer="layout" svg:width="4.235cm" svg:height="2.004cm" svg:x="19.536cm" svg:y="6.749cm" draw:corner-radius="0.317cm">
          <text:p text:style-name="P1"><text:span text:style-name="T1">Foo.js Server</text:span></text:p>
          <text:p text:style-name="P1"><text:span text:style-name="T6">(cool new stuff)</text:span></text:p>
        </draw:rect>
        <draw:custom-shape draw:style-name="gr6" draw:text-style-name="P3" xml:id="id4" draw:id="id4" draw:layer="layout" svg:width="3.218cm" svg:height="1.863cm" svg:x="3.88cm" svg:y="6.511cm">
          <text:p text:style-name="P1"><text:span text:style-name="T1">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7" draw:text-style-name="P7" draw:layer="layout" draw:type="curve" svg:x1="18.454cm" svg:y1="10.151cm" svg:x2="21.653cm" svg:y2="8.753cm" draw:start-shape="id1" draw:start-glue-point="4" draw:end-shape="id2" draw:end-glue-point="2" svg:d="m18454 10151c2133 0 3199-466 3199-1398">
          <text:p/>
        </draw:connector>
        <draw:connector draw:style-name="gr7" draw:text-style-name="P7" draw:layer="layout" draw:type="curve" svg:x1="18.454cm" svg:y1="10.742cm" svg:x2="21.653cm" svg:y2="12.25cm" draw:start-shape="id1" draw:start-glue-point="5" draw:end-shape="id3" draw:end-glue-point="0" svg:d="m18454 10742c2133 0 3199 502 3199 1508">
          <text:p/>
        </draw:connector>
        <draw:connector draw:style-name="gr7" draw:text-style-name="P7" draw:layer="layout" draw:type="curve" svg:x1="5.489cm" svg:y1="8.374cm" svg:x2="7.736cm" svg:y2="9.676cm" draw:start-shape="id4" draw:start-glue-point="2" draw:end-shape="id1" draw:end-glue-point="3" svg:d="m5489 8374c0 868 749 1302 2247 1302">
          <text:p/>
        </draw:connector>
        <draw:frame draw:style-name="gr8" draw:text-style-name="P4" draw:layer="layout" svg:width="2.079cm" svg:height="0.646cm" svg:x="21.813cm" svg:y="11.604cm">
          <draw:text-box>
            <text:p><text:span text:style-name="T3">Port 8080</text:span></text:p>
          </draw:text-box>
        </draw:frame>
        <draw:frame draw:style-name="gr9" draw:text-style-name="P4" draw:layer="layout" svg:width="2.078cm" svg:height="0.646cm" svg:x="21.693cm" svg:y="8.753cm">
          <draw:text-box>
            <text:p><text:span text:style-name="T3">Port 5555</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635cm" fo:margin-bottom="1.441cm" fo:margin-left="0.635cm" fo:margin-right="0.665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Joe Hitchens</meta:initial-creator>
    <meta:creation-date>2011-09-14T16:18:13</meta:creation-date>
    <dc:date>2012-02-28T11:58:40</dc:date>
    <dc:creator>Joe Hitchens</dc:creator>
    <meta:editing-duration>PT1H9M10S</meta:editing-duration>
    <meta:editing-cycles>12</meta:editing-cycles>
    <meta:generator>OpenOffice.org/3.3$Unix OpenOffice.org_project/330m20$Build-9567</meta:generator>
    <meta:document-statistic meta:object-count="11"/>
  </office:meta>
</office:document-meta>
</file>